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3.224cm"/>
    </style:style>
    <style:style style:name="co5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2.903cm"/>
    </style:style>
    <style:style style:name="co7" style:family="table-column">
      <style:table-column-properties fo:break-before="auto" style:column-width="3.708cm"/>
    </style:style>
    <style:style style:name="co8" style:family="table-column">
      <style:table-column-properties fo:break-before="auto" style:column-width="3.436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(5)</text:p>
          </table:table-cell>
          <table:table-cell office:value-type="string" calcext:value-type="string">
            <text:p>T(40)</text:p>
          </table:table-cell>
          <table:table-cell office:value-type="string" calcext:value-type="string">
            <text:p>V(0)</text:p>
          </table:table-cell>
          <table:table-cell office:value-type="string" calcext:value-type="string">
            <text:p>V(max)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tot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g_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Rg_a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090" calcext:value-type="float">
            <text:p>1090</text:p>
          </table:table-cell>
          <table:table-cell table:formula="of:=0.25/1000" office:value-type="float" office:value="0.00025" calcext:value-type="float">
            <text:p>0.00025</text:p>
          </table:table-cell>
          <table:table-cell table:formula="of:=2.06/1000" office:value-type="float" office:value="0.00206" calcext:value-type="float">
            <text:p>0.00206</text:p>
          </table:table-cell>
          <table:table-cell table:formula="of:=(1.28 / 1000) - [.G2] * 40" office:value-type="float" office:value="-0.0007348" calcext:value-type="float">
            <text:p>-0.0007348</text:p>
          </table:table-cell>
          <table:table-cell table:formula="of:=63.214 / 1000" office:value-type="float" office:value="0.063214" calcext:value-type="float">
            <text:p>0.063214</text:p>
          </table:table-cell>
          <table:table-cell table:formula="of:=50.37/1000000" office:value-type="float" office:value="0.00005037" calcext:value-type="float">
            <text:p>0.00005037</text:p>
          </table:table-cell>
          <table:table-cell table:formula="of:=5 / [.F2]" office:value-type="float" office:value="79.0964026956054" calcext:value-type="float">
            <text:p>79.0964026956054</text:p>
          </table:table-cell>
          <table:table-cell table:formula="of:=[.$A$10] / [.G2]" office:value-type="float" office:value="39.7061743101052" calcext:value-type="float">
            <text:p>39.7061743101052</text:p>
          </table:table-cell>
          <table:table-cell table:formula="of:=50500 / ([.I2] - 1)" office:value-type="float" office:value="1304.70140488195" calcext:value-type="float">
            <text:p>1304.70140488195</text:p>
          </table:table-cell>
          <table:table-cell table:formula="of:=[.H2]/ [.I2]" office:value-type="float" office:value="1.99204290188882" calcext:value-type="float">
            <text:p>1.99204290188882</text:p>
          </table:table-cell>
          <table:table-cell table:formula="of:=50500/([.K2] - 1)" office:value-type="float" office:value="50905.0565291575" calcext:value-type="float">
            <text:p>50905.056529157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280" calcext:value-type="float">
            <text:p>1280</text:p>
          </table:table-cell>
          <table:table-cell table:formula="of:=0.2 / 1000" office:value-type="float" office:value="0.0002" calcext:value-type="float">
            <text:p>0.0002</text:p>
          </table:table-cell>
          <table:table-cell table:formula="of:=0.235/1000" office:value-type="float" office:value="0.000235" calcext:value-type="float">
            <text:p>0.000235</text:p>
          </table:table-cell>
          <table:table-cell table:formula="of:=1.61 / 1000 - [.G3] * 40" office:value-type="float" office:value="0.0000308000000000003" calcext:value-type="float">
            <text:p>3.08000000000003E-05</text:p>
          </table:table-cell>
          <table:table-cell table:formula="of:=51.76 / 1000" office:value-type="float" office:value="0.05176" calcext:value-type="float">
            <text:p>0.05176</text:p>
          </table:table-cell>
          <table:table-cell table:formula="of:=39.48 / 1000000" office:value-type="float" office:value="0.00003948" calcext:value-type="float">
            <text:p>0.00003948</text:p>
          </table:table-cell>
          <table:table-cell table:formula="of:=5 / [.F3]" office:value-type="float" office:value="96.5996908809892" calcext:value-type="float">
            <text:p>96.5996908809892</text:p>
          </table:table-cell>
          <table:table-cell table:formula="of:=[.$A$10] / [.G3]" office:value-type="float" office:value="50.6585612968592" calcext:value-type="float">
            <text:p>50.6585612968592</text:p>
          </table:table-cell>
          <table:table-cell table:formula="of:=50500 / ([.I3] - 1)" office:value-type="float" office:value="1016.94448411646" calcext:value-type="float">
            <text:p>1016.94448411646</text:p>
          </table:table-cell>
          <table:table-cell table:formula="of:=[.H3]/ [.I3]" office:value-type="float" office:value="1.90687789799073" calcext:value-type="float">
            <text:p>1.90687789799073</text:p>
          </table:table-cell>
          <table:table-cell table:formula="of:=50500/([.K3] - 1)" office:value-type="float" office:value="55685.5560289732" calcext:value-type="float">
            <text:p>55685.556028973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420" calcext:value-type="float">
            <text:p>1420</text:p>
          </table:table-cell>
          <table:table-cell table:formula="of:=0.028 / 1000" office:value-type="float" office:value="0.000028" calcext:value-type="float">
            <text:p>0.000028</text:p>
          </table:table-cell>
          <table:table-cell table:formula="of:=0.235 / 1000" office:value-type="float" office:value="0.000235" calcext:value-type="float">
            <text:p>0.000235</text:p>
          </table:table-cell>
          <table:table-cell table:formula="of:=0.235 / 1000 - [.G4] * 40" office:value-type="float" office:value="-0.0001726" calcext:value-type="float">
            <text:p>-0.0001726</text:p>
          </table:table-cell>
          <table:table-cell table:formula="of:=14.576 / 1000" office:value-type="float" office:value="0.014576" calcext:value-type="float">
            <text:p>0.014576</text:p>
          </table:table-cell>
          <table:table-cell table:formula="of:=10.19 / 1000000" office:value-type="float" office:value="0.00001019" calcext:value-type="float">
            <text:p>0.00001019</text:p>
          </table:table-cell>
          <table:table-cell table:formula="of:=5 / [.F4]" office:value-type="float" office:value="343.029637760703" calcext:value-type="float">
            <text:p>343.029637760703</text:p>
          </table:table-cell>
          <table:table-cell table:formula="of:=[.$A$10] / [.G4]" office:value-type="float" office:value="196.270853778214" calcext:value-type="float">
            <text:p>196.270853778214</text:p>
          </table:table-cell>
          <table:table-cell table:formula="of:=50500 / ([.I4] - 1)" office:value-type="float" office:value="258.615144159493" calcext:value-type="float">
            <text:p>258.615144159493</text:p>
          </table:table-cell>
          <table:table-cell table:formula="of:=[.H4]/ [.I4]" office:value-type="float" office:value="1.74773600439078" calcext:value-type="float">
            <text:p>1.74773600439078</text:p>
          </table:table-cell>
          <table:table-cell table:formula="of:=50500/([.K4] - 1)" office:value-type="float" office:value="67537.2052481879" calcext:value-type="float">
            <text:p>67537.205248187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0" calcext:value-type="float">
            <text:p>200</text:p>
          </table:table-cell>
          <table:table-cell table:formula="of:=-1.24/1000" office:value-type="float" office:value="-0.00124" calcext:value-type="float">
            <text:p>-0.00124</text:p>
          </table:table-cell>
          <table:table-cell table:formula="of:=1.28/1000" office:value-type="float" office:value="0.00128" calcext:value-type="float">
            <text:p>0.00128</text:p>
          </table:table-cell>
          <table:table-cell table:formula="of:=1.28 / 1000 - [.G5] * 25" office:value-type="float" office:value="0.00002" calcext:value-type="float">
            <text:p>0.00002</text:p>
          </table:table-cell>
          <table:table-cell table:formula="of:=10.78 / 1000" office:value-type="float" office:value="0.01078" calcext:value-type="float">
            <text:p>0.01078</text:p>
          </table:table-cell>
          <table:table-cell table:formula="of:=([.D5] - [.C5]) / 50" office:value-type="float" office:value="0.0000504" calcext:value-type="float">
            <text:p>0.0000504</text:p>
          </table:table-cell>
          <table:table-cell table:formula="of:=5 / [.F5]" office:value-type="float" office:value="463.821892393321" calcext:value-type="float">
            <text:p>463.821892393321</text:p>
          </table:table-cell>
          <table:table-cell table:formula="of:=[.$A$10] / [.G5]" office:value-type="float" office:value="39.6825396825397" calcext:value-type="float">
            <text:p>39.6825396825397</text:p>
          </table:table-cell>
          <table:table-cell table:formula="of:=50500 / ([.I5] - 1)" office:value-type="float" office:value="1305.49856380796" calcext:value-type="float">
            <text:p>1305.49856380796</text:p>
          </table:table-cell>
          <table:table-cell table:formula="of:=[.H5]/ [.I5]" office:value-type="float" office:value="11.6883116883117" calcext:value-type="float">
            <text:p>11.6883116883117</text:p>
          </table:table-cell>
          <table:table-cell table:formula="of:=50500/([.K5] - 1)" office:value-type="float" office:value="4724.78736330498" calcext:value-type="float">
            <text:p>4724.78736330498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11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number-columns-repeated="11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atterie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nom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Tension nomina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Poids (kg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oids total</text:p>
          </table:table-cell>
          <table:table-cell office:value-type="string" calcext:value-type="string">
            <text:p>Volume Total</text:p>
          </table:table-cell>
        </table:table-row>
        <table:table-row table:style-name="ro1">
          <table:table-cell office:value-type="string" calcext:value-type="string">
            <text:p>LC-P127R2P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.5</text:p>
          </table:table-cell>
          <table:table-cell office:value-type="float" office:value="4.9" calcext:value-type="float">
            <text:p>4.9</text:p>
          </table:table-cell>
          <table:table-cell table:formula="of:=[.B2] * [.G2]" office:value-type="float" office:value="7" calcext:value-type="float">
            <text:p>7</text:p>
          </table:table-cell>
          <table:table-cell table:formula="of:=ROUNDUP([.B$8] / [.B2])" office:value-type="float" office:value="1" calcext:value-type="float">
            <text:p>1</text:p>
          </table:table-cell>
          <table:table-cell table:formula="of:=ROUNDUP([.K32] / [.E2])" office:value-type="float" office:value="6" calcext:value-type="float">
            <text:p>6</text:p>
          </table:table-cell>
          <table:table-cell table:formula="of:=[.E2] * [.H2]" office:value-type="float" office:value="29.4" calcext:value-type="float">
            <text:p>29.4</text:p>
          </table:table-cell>
          <table:table-cell table:formula="of:=[.I2] * [.F2]" office:value-type="float" office:value="205.8" calcext:value-type="float">
            <text:p>205.8</text:p>
          </table:table-cell>
          <table:table-cell office:value-type="float" office:value="2.5" calcext:value-type="float">
            <text:p>2.5</text:p>
          </table:table-cell>
          <table:table-cell table:formula="of:=0.151 * 0.0645 * 0.1" office:value-type="float" office:value="0.00097395" calcext:value-type="float">
            <text:p>0.00097395</text:p>
          </table:table-cell>
          <table:table-cell table:formula="of:=[.K2] * [.G2] * [.H2]" office:value-type="float" office:value="15" calcext:value-type="float">
            <text:p>15</text:p>
          </table:table-cell>
          <table:table-cell table:formula="of:=[.L2] * [.H2] * [.G2]" office:value-type="float" office:value="0.0058437" calcext:value-type="float">
            <text:p>0.0058437</text:p>
          </table:table-cell>
        </table:table-row>
        <table:table-row table:style-name="ro1">
          <table:table-cell office:value-type="string" calcext:value-type="string">
            <text:p>BK260SCP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35" calcext:value-type="float">
            <text:p>1.35</text:p>
          </table:table-cell>
          <table:table-cell office:value-type="float" office:value="2.45" calcext:value-type="float">
            <text:p>2.45</text:p>
          </table:table-cell>
          <table:table-cell table:formula="of:=[.B3] * [.G3]" office:value-type="float" office:value="7" calcext:value-type="float">
            <text:p>7</text:p>
          </table:table-cell>
          <table:table-cell table:formula="of:=ROUNDUP([.B$8] / [.B3])" office:value-type="float" office:value="7" calcext:value-type="float">
            <text:p>7</text:p>
          </table:table-cell>
          <table:table-cell table:formula="of:=ROUNDUP([.K33] / [.E3])" office:value-type="float" office:value="11" calcext:value-type="float">
            <text:p>11</text:p>
          </table:table-cell>
          <table:table-cell table:formula="of:=[.E3] * [.H3]" office:value-type="float" office:value="26.95" calcext:value-type="float">
            <text:p>26.95</text:p>
          </table:table-cell>
          <table:table-cell table:formula="of:=[.I3] * [.F3]" office:value-type="float" office:value="188.65" calcext:value-type="float">
            <text:p>188.65</text:p>
          </table:table-cell>
          <table:table-cell office:value-type="float" office:value="0.055" calcext:value-type="float">
            <text:p>0.055</text:p>
          </table:table-cell>
          <table:table-cell table:formula="of:=0.023 * 0.023 * 0.043" office:value-type="float" office:value="0.000022747" calcext:value-type="float">
            <text:p>0.000022747</text:p>
          </table:table-cell>
          <table:table-cell table:formula="of:=[.K3] * [.G3] * [.H3]" office:value-type="float" office:value="4.235" calcext:value-type="float">
            <text:p>4.235</text:p>
          </table:table-cell>
          <table:table-cell table:formula="of:=[.L3] * [.H3] * [.G3]" office:value-type="float" office:value="0.001751519" calcext:value-type="float">
            <text:p>0.001751519</text:p>
          </table:table-cell>
        </table:table-row>
        <table:table-row table:style-name="ro1">
          <table:table-cell office:value-type="string" calcext:value-type="string">
            <text:p>INR18650HG2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formula="of:=[.B4] * [.G4]" office:value-type="float" office:value="7.5" calcext:value-type="float">
            <text:p>7.5</text:p>
          </table:table-cell>
          <table:table-cell table:formula="of:=ROUNDUP([.B$8] / [.B4])" office:value-type="float" office:value="3" calcext:value-type="float">
            <text:p>3</text:p>
          </table:table-cell>
          <table:table-cell table:formula="of:=ROUNDUP([.K34] / [.E4])" office:value-type="float" office:value="10" calcext:value-type="float">
            <text:p>10</text:p>
          </table:table-cell>
          <table:table-cell table:formula="of:=[.E4] * [.H4]" office:value-type="float" office:value="30" calcext:value-type="float">
            <text:p>30</text:p>
          </table:table-cell>
          <table:table-cell table:formula="of:=[.I4] * [.F4]" office:value-type="float" office:value="225" calcext:value-type="float">
            <text:p>225</text:p>
          </table:table-cell>
          <table:table-cell office:value-type="float" office:value="0.047" calcext:value-type="float">
            <text:p>0.047</text:p>
          </table:table-cell>
          <table:table-cell table:formula="of:=0.0183 * 0.0183 * 0.065" office:value-type="float" office:value="0.00002176785" calcext:value-type="float">
            <text:p>0.00002176785</text:p>
          </table:table-cell>
          <table:table-cell table:formula="of:=[.K4] * [.G4] * [.H4]" office:value-type="float" office:value="1.41" calcext:value-type="float">
            <text:p>1.41</text:p>
          </table:table-cell>
          <table:table-cell table:formula="of:=[.L4] * [.H4] * [.G4]" office:value-type="float" office:value="0.0006530355" calcext:value-type="float">
            <text:p>0.000653035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nsion du circuit</text:p>
          </table:table-cell>
          <table:table-cell office:value-type="string" calcext:value-type="string">
            <text:p>Tension régulateur</text:p>
          </table:table-cell>
          <table:table-cell office:value-type="string" calcext:value-type="string">
            <text:p>Temps d’opération</text:p>
          </table:table-cell>
          <table:table-cell office:value-type="string" calcext:value-type="string">
            <text:p>Marg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table:formula="of:= 24 * 5"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Courant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urant ajusté</text:p>
          </table:table-cell>
          <table:table-cell/>
          <table:table-cell office:value-type="string" calcext:value-type="string">
            <text:p>MAX9929</text:p>
          </table:table-cell>
          <table:table-cell table:number-columns-repeated="2"/>
          <table:table-cell office:value-type="string" calcext:value-type="string">
            <text:p>TLV9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58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3] / 1000" office:value-type="float" office:value="0.0015" calcext:value-type="float">
            <text:p>0.0015</text:p>
          </table:table-cell>
          <table:table-cell/>
          <table:table-cell office:value-type="string" calcext:value-type="string">
            <text:p>Transconductance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E21]" office:value-type="float" office:value="0.00007005" calcext:value-type="float">
            <text:p>0.00007005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590</text:p>
          </table:table-cell>
          <table:table-cell table:formula="of:=1 * (273 + 40)" office:value-type="float" office:value="313" calcext:value-type="float">
            <text:p>3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4] / 1000000" office:value-type="float" office:value="0.000313" calcext:value-type="float">
            <text:p>0.000313</text:p>
          </table:table-cell>
          <table:table-cell/>
          <table:table-cell office:value-type="string" calcext:value-type="string">
            <text:p>Rsens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P</text:p>
          </table:table-cell>
          <table:table-cell table:formula="of:=[.D2] * [.G2] / ([.K$13] + [.K14])" office:value-type="float" office:value="0.0000075" calcext:value-type="float">
            <text:p>0.0000075</text:p>
          </table:table-cell>
          <table:table-cell table:formula="of:=[.K$13] * 6 / ([.D2] * [.G2] - 6)" office:value-type="float" office:value="800000" calcext:value-type="float">
            <text:p>8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 AD580</text:p>
          </table:table-cell>
          <table:table-cell table:formula="of:=ROUND(2.5 / (8.15 + 2.28); 4)" office:value-type="float" office:value="0.2397" calcext:value-type="float">
            <text:p>0.239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[.B15] / 1000" office:value-type="float" office:value="0.0002397" calcext:value-type="float">
            <text:p>0.0002397</text:p>
          </table:table-cell>
          <table:table-cell/>
          <table:table-cell office:value-type="string" calcext:value-type="string">
            <text:p>Rou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iMH</text:p>
          </table:table-cell>
          <table:table-cell table:formula="of:=[.D3] * [.G3] / ([.K$13] + [.K15])" office:value-type="float" office:value="0.00000345" calcext:value-type="float">
            <text:p>0.00000345</text:p>
          </table:table-cell>
          <table:table-cell table:formula="of:=[.K$13] * 6 / ([.D3] * [.G3] - 6)" office:value-type="float" office:value="1739130.43478261" calcext:value-type="float">
            <text:p>1739130.4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62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B16] / 1000) * [.D16]" office:value-type="float" office:value="0.0105" calcext:value-type="float">
            <text:p>0.0105</text:p>
          </table:table-cell>
          <table:table-cell/>
          <table:table-cell office:value-type="string" calcext:value-type="string">
            <text:p>Vout_max</text:p>
          </table:table-cell>
          <table:table-cell table:formula="of:=[.H14] * [.G34] * [.H13] * [.H15]" office:value-type="float" office:value="4.61801405934296" calcext:value-type="float">
            <text:p>4.61801405934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S751 Analo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7] / 1000" office:value-type="float" office:value="0.003" calcext:value-type="float">
            <text:p>0.003</text:p>
          </table:table-cell>
          <table:table-cell/>
          <table:table-cell office:value-type="string" calcext:value-type="string">
            <text:p>Leakage Current</text:p>
          </table:table-cell>
          <table:table-cell table:formula="of:= 1 / 1000000" office:value-type="float" office:value="0.000001" calcext:value-type="float">
            <text:p>0.000001</text:p>
          </table:table-cell>
          <table:table-cell/>
          <table:table-cell office:value-type="string" calcext:value-type="string">
            <text:p>BQ29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S751 Digital</text:p>
          </table:table-cell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.25</text:p>
          </table:table-cell>
          <table:table-cell office:value-type="float" office:value="1" calcext:value-type="float">
            <text:p>1</text:p>
          </table:table-cell>
          <table:table-cell table:formula="of:=[.B18] / 1000 * [.A8] / [.C18]" office:value-type="float" office:value="0.000952380952380952" calcext:value-type="float">
            <text:p>0.000952380952380952</text:p>
          </table:table-cell>
          <table:table-cell table:number-columns-repeated="4"/>
          <table:table-cell table:formula="of:= 190 / 1000000" office:value-type="float" office:value="0.00019" calcext:value-type="float">
            <text:p>0.00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19] / 1000" office:value-type="float" office:value="0.0775" calcext:value-type="float">
            <text:p>0.0775</text:p>
          </table:table-cell>
          <table:table-cell table:number-columns-repeated="4"/>
          <table:table-cell table:formula="of:=18 * 3 / 1000000" office:value-type="float" office:value="0.000054" calcext:value-type="float">
            <text:p>0.000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99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V &lt; Vrs+ &lt; 28</text:p>
          </table:table-cell>
          <table:table-cell office:value-type="float" office:value="1" calcext:value-type="float">
            <text:p>1</text:p>
          </table:table-cell>
          <table:table-cell table:formula="of:=[.B20] / 1000000" office:value-type="float" office:value="0.00003" calcext:value-type="float">
            <text:p>0.000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LV9001</text:p>
          </table:table-cell>
          <table:table-cell office:value-type="float" office:value="77" calcext:value-type="float">
            <text:p>77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formula="of:=([.B21] * [.A8] / [.C21]) / 1000000 + 0.00000005" office:value-type="float" office:value="0.00007005" calcext:value-type="float">
            <text:p>0.00007005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formula="of:=SUM([.E13:.E20])" office:value-type="float" office:value="0.094035080952381" calcext:value-type="float">
            <text:p>0.094035080952381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oad Max 7805</text:p>
          </table:table-cell>
          <table:table-cell office:value-type="string" calcext:value-type="string">
            <text:p>% Load</text:p>
          </table:table-cell>
          <table:table-cell table:number-columns-repeated="1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24] / [.A27] * 100" office:value-type="float" office:value="6.2690053968254" calcext:value-type="float">
            <text:p>6.2690053968254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string" calcext:value-type="string">
            <text:p>Consommation</text:p>
          </table:table-cell>
          <table:table-cell office:value-type="string" calcext:value-type="string">
            <text:p>Efficacité Load</text:p>
          </table:table-cell>
          <table:table-cell office:value-type="string" calcext:value-type="string">
            <text:p>Efficacité Vin</text:p>
          </table:table-cell>
          <table:table-cell office:value-type="string" calcext:value-type="string">
            <text:p>Efficacité Totale</text:p>
          </table:table-cell>
          <table:table-cell office:value-type="string" calcext:value-type="string">
            <text:p>Consommation 100%</text:p>
          </table:table-cell>
          <table:table-cell office:value-type="string" calcext:value-type="string">
            <text:p>Consommation</text:p>
          </table:table-cell>
          <table:table-cell office:value-type="string" calcext:value-type="string">
            <text:p>État de charg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h + ma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V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</text:p>
          </table:table-cell>
          <table:table-cell table:formula="of:=[.B$31] * [.F2] / 12" office:value-type="float" office:value="5.25" calcext:value-type="float">
            <text:p>5.25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table:formula="of:=[.D32] * [.C32]" office:value-type="float" office:value="0.7719" calcext:value-type="float">
            <text:p>0.7719</text:p>
          </table:table-cell>
          <table:table-cell table:formula="of:=[.A$24] * [.F2] / [.A$8]" office:value-type="float" office:value="0.131649113333333" calcext:value-type="float">
            <text:p>0.131649113333333</text:p>
          </table:table-cell>
          <table:table-cell table:formula="of:=[.F32] / [.E32]" office:value-type="float" office:value="0.170552031783046" calcext:value-type="float">
            <text:p>0.170552031783046</text:p>
          </table:table-cell>
          <table:table-cell table:formula="of:=[.J$13] + [.J14] + [.E$20]" office:value-type="float" office:value="0.00010755" calcext:value-type="float">
            <text:p>0.00010755</text:p>
          </table:table-cell>
          <table:table-cell table:formula="of:=[.G32] + [.B32] / 1000 + [.H32]" office:value-type="float" office:value="0.175909581783046" calcext:value-type="float">
            <text:p>0.175909581783046</text:p>
          </table:table-cell>
          <table:table-cell table:formula="of:=[.I32] * [.C$8]" office:value-type="float" office:value="21.1091498139655" calcext:value-type="float">
            <text:p>21.1091498139655</text:p>
          </table:table-cell>
          <table:table-cell table:formula="of:=[.J32] * 1.2" office:value-type="float" office:value="25.3309797767587" calcext:value-type="float">
            <text:p>25.3309797767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MH</text:p>
          </table:table-cell>
          <table:table-cell table:formula="of:=[.B$31] * [.F3] / 12" office:value-type="float" office:value="5.25" calcext:value-type="float">
            <text:p>5.25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table:formula="of:=[.D33] * [.C33]" office:value-type="float" office:value="0.7719" calcext:value-type="float">
            <text:p>0.7719</text:p>
          </table:table-cell>
          <table:table-cell table:formula="of:=[.A$24] * [.F3] / [.A$8]" office:value-type="float" office:value="0.131649113333333" calcext:value-type="float">
            <text:p>0.131649113333333</text:p>
          </table:table-cell>
          <table:table-cell table:formula="of:=[.F33] / [.E33]" office:value-type="float" office:value="0.170552031783046" calcext:value-type="float">
            <text:p>0.170552031783046</text:p>
          </table:table-cell>
          <table:table-cell table:formula="of:=[.J$13] + [.J15] + [.E$20]" office:value-type="float" office:value="0.0001035" calcext:value-type="float">
            <text:p>0.0001035</text:p>
          </table:table-cell>
          <table:table-cell table:formula="of:=[.G33] + [.B33] / 1000 + [.H33]" office:value-type="float" office:value="0.175905531783046" calcext:value-type="float">
            <text:p>0.175905531783046</text:p>
          </table:table-cell>
          <table:table-cell table:formula="of:=[.I33] * [.C$8]" office:value-type="float" office:value="21.1086638139655" calcext:value-type="float">
            <text:p>21.1086638139655</text:p>
          </table:table-cell>
          <table:table-cell table:formula="of:=[.J33] * 1.2" office:value-type="float" office:value="25.3303965767586" calcext:value-type="float">
            <text:p>25.330396576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-Ion</text:p>
          </table:table-cell>
          <table:table-cell table:formula="of:=[.B$31] * [.F4] / 12" office:value-type="float" office:value="5.625" calcext:value-type="float">
            <text:p>5.625</text:p>
          </table:table-cell>
          <table:table-cell office:value-type="float" office:value="0.83" calcext:value-type="float">
            <text:p>0.83</text:p>
          </table:table-cell>
          <table:table-cell office:value-type="float" office:value="0.92" calcext:value-type="float">
            <text:p>0.92</text:p>
          </table:table-cell>
          <table:table-cell table:formula="of:=[.D34] * [.C34]" office:value-type="float" office:value="0.7636" calcext:value-type="float">
            <text:p>0.7636</text:p>
          </table:table-cell>
          <table:table-cell table:formula="of:=[.A$24] * [.F4] / [.A$8]" office:value-type="float" office:value="0.141052621428571" calcext:value-type="float">
            <text:p>0.141052621428571</text:p>
          </table:table-cell>
          <table:table-cell table:formula="of:=[.F34] / [.E34]" office:value-type="float" office:value="0.184720562373719" calcext:value-type="float">
            <text:p>0.184720562373719</text:p>
          </table:table-cell>
          <table:table-cell table:formula="of:=[.J18] + [.J19] + [.E20]" office:value-type="float" office:value="0.000274" calcext:value-type="float">
            <text:p>0.000274</text:p>
          </table:table-cell>
          <table:table-cell table:formula="of:=[.G34] + [.B34] / 1000 + [.H34]" office:value-type="float" office:value="0.190619562373719" calcext:value-type="float">
            <text:p>0.190619562373719</text:p>
          </table:table-cell>
          <table:table-cell table:formula="of:=[.I34] * [.C$8]" office:value-type="float" office:value="22.8743474848462" calcext:value-type="float">
            <text:p>22.8743474848462</text:p>
          </table:table-cell>
          <table:table-cell table:formula="of:=[.J34] * 1.2" office:value-type="float" office:value="27.4492169818155" calcext:value-type="float">
            <text:p>27.44921698181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0:29:27.317020028</meta:creation-date>
    <dc:date>2023-07-30T12:08:53.223918279</dc:date>
    <meta:editing-duration>PT1H32M12S</meta:editing-duration>
    <meta:editing-cycles>8</meta:editing-cycles>
    <meta:generator>LibreOffice/7.3.7.2$Linux_X86_64 LibreOffice_project/30$Build-2</meta:generator>
    <meta:document-statistic meta:table-count="2" meta:cell-count="247" meta:object-count="0"/>
  </office:meta>
</office:document-meta>
</file>